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2307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3:07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5.902239" calcext:value-type="float">
            <text:p>25.902239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530059" calcext:value-type="float">
            <text:p>0.5300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.482235" calcext:value-type="float">
            <text:p>43.48223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.902239" calcext:value-type="float">
            <text:p>25.90223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.675364" calcext:value-type="float">
            <text:p>2.6753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03418" calcext:value-type="float">
            <text:p>0.60341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59455" calcext:value-type="float">
            <text:p>0.359455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395255" calcext:value-type="float">
            <text:p>0.395255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29768" calcext:value-type="float">
            <text:p>0.529768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604425" calcext:value-type="float">
            <text:p>0.604425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57494" calcext:value-type="float">
            <text:p>0.357494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397578" calcext:value-type="float">
            <text:p>0.397578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29091" calcext:value-type="float">
            <text:p>0.52909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603418" calcext:value-type="float">
            <text:p>0.603418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359455" calcext:value-type="float">
            <text:p>0.3594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395255" calcext:value-type="float">
            <text:p>0.395255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529768" calcext:value-type="float">
            <text:p>0.529768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892338" calcext:value-type="float">
            <text:p>0.89233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.330455" calcext:value-type="float">
            <text:p>1.33045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276567" calcext:value-type="float">
            <text:p>0.276567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0326" calcext:value-type="float">
            <text:p>0.000326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0929" calcext:value-type="float">
            <text:p>0.000929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1794" calcext:value-type="float">
            <text:p>0.001794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2628" calcext:value-type="float">
            <text:p>0.002628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3431" calcext:value-type="float">
            <text:p>0.003431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4385" calcext:value-type="float">
            <text:p>0.004385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5541" calcext:value-type="float">
            <text:p>0.005541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6914" calcext:value-type="float">
            <text:p>0.006914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8386" calcext:value-type="float">
            <text:p>0.008386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09924" calcext:value-type="float">
            <text:p>0.009924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11668" calcext:value-type="float">
            <text:p>0.011668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13657" calcext:value-type="float">
            <text:p>0.013657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15886" calcext:value-type="float">
            <text:p>0.015886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18145" calcext:value-type="float">
            <text:p>0.018145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20345" calcext:value-type="float">
            <text:p>0.020345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22804" calcext:value-type="float">
            <text:p>0.022804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25904" calcext:value-type="float">
            <text:p>0.025904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29643" calcext:value-type="float">
            <text:p>0.029643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33463" calcext:value-type="float">
            <text:p>0.033463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3702" calcext:value-type="float">
            <text:p>0.0370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4051" calcext:value-type="float">
            <text:p>0.0405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44504" calcext:value-type="float">
            <text:p>0.044504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4902" calcext:value-type="float">
            <text:p>0.04902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53597" calcext:value-type="float">
            <text:p>0.053597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57852" calcext:value-type="float">
            <text:p>0.057852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61527" calcext:value-type="float">
            <text:p>0.061527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64212" calcext:value-type="float">
            <text:p>0.064212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65964" calcext:value-type="float">
            <text:p>0.065964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66644" calcext:value-type="float">
            <text:p>0.066644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66783" calcext:value-type="float">
            <text:p>0.066783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66242" calcext:value-type="float">
            <text:p>0.066242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64852" calcext:value-type="float">
            <text:p>0.064852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62756" calcext:value-type="float">
            <text:p>0.062756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60013" calcext:value-type="float">
            <text:p>0.060013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57152" calcext:value-type="float">
            <text:p>0.057152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54114" calcext:value-type="float">
            <text:p>0.054114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50593" calcext:value-type="float">
            <text:p>0.050593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46629" calcext:value-type="float">
            <text:p>0.046629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42522" calcext:value-type="float">
            <text:p>0.042522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38814" calcext:value-type="float">
            <text:p>0.038814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35536" calcext:value-type="float">
            <text:p>0.035536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32775" calcext:value-type="float">
            <text:p>0.032775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30376" calcext:value-type="float">
            <text:p>0.030376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28305" calcext:value-type="float">
            <text:p>0.028305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26233" calcext:value-type="float">
            <text:p>0.026233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24162" calcext:value-type="float">
            <text:p>0.024162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22108" calcext:value-type="float">
            <text:p>0.022108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20074" calcext:value-type="float">
            <text:p>0.020074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18359" calcext:value-type="float">
            <text:p>0.018359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17191" calcext:value-type="float">
            <text:p>0.017191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16554" calcext:value-type="float">
            <text:p>0.016554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15862" calcext:value-type="float">
            <text:p>0.015862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14872" calcext:value-type="float">
            <text:p>0.014872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13616" calcext:value-type="float">
            <text:p>0.01361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12391" calcext:value-type="float">
            <text:p>0.012391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11207" calcext:value-type="float">
            <text:p>0.011207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10212" calcext:value-type="float">
            <text:p>0.010212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09395" calcext:value-type="float">
            <text:p>0.009395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08697" calcext:value-type="float">
            <text:p>0.008697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07918" calcext:value-type="float">
            <text:p>0.007918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07063" calcext:value-type="float">
            <text:p>0.007063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06232" calcext:value-type="float">
            <text:p>0.006232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05457" calcext:value-type="float">
            <text:p>0.005457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04888" calcext:value-type="float">
            <text:p>0.004888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04568" calcext:value-type="float">
            <text:p>0.004568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0449" calcext:value-type="float">
            <text:p>0.00449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04455" calcext:value-type="float">
            <text:p>0.004455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04368" calcext:value-type="float">
            <text:p>0.004368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0413" calcext:value-type="float">
            <text:p>0.00413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03736" calcext:value-type="float">
            <text:p>0.003736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03245" calcext:value-type="float">
            <text:p>0.003245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02985" calcext:value-type="float">
            <text:p>0.002985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03005" calcext:value-type="float">
            <text:p>0.003005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0305" calcext:value-type="float">
            <text:p>0.00305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02836" calcext:value-type="float">
            <text:p>0.002836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02407" calcext:value-type="float">
            <text:p>0.002407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0206" calcext:value-type="float">
            <text:p>0.00206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01859" calcext:value-type="float">
            <text:p>0.001859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01863" calcext:value-type="float">
            <text:p>0.001863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01989" calcext:value-type="float">
            <text:p>0.001989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02218" calcext:value-type="float">
            <text:p>0.002218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02417" calcext:value-type="float">
            <text:p>0.002417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0257" calcext:value-type="float">
            <text:p>0.00257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02896" calcext:value-type="float">
            <text:p>0.002896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03428" calcext:value-type="float">
            <text:p>0.003428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04031" calcext:value-type="float">
            <text:p>0.004031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04392" calcext:value-type="float">
            <text:p>0.004392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04535" calcext:value-type="float">
            <text:p>0.004535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04812" calcext:value-type="float">
            <text:p>0.004812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05334" calcext:value-type="float">
            <text:p>0.005334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0593" calcext:value-type="float">
            <text:p>0.00593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0632" calcext:value-type="float">
            <text:p>0.00632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06609" calcext:value-type="float">
            <text:p>0.006609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07222" calcext:value-type="float">
            <text:p>0.007222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08222" calcext:value-type="float">
            <text:p>0.008222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09422" calcext:value-type="float">
            <text:p>0.009422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1053" calcext:value-type="float">
            <text:p>0.01053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11462" calcext:value-type="float">
            <text:p>0.011462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12198" calcext:value-type="float">
            <text:p>0.012198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12759" calcext:value-type="float">
            <text:p>0.012759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1337" calcext:value-type="float">
            <text:p>0.01337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1413" calcext:value-type="float">
            <text:p>0.01413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14678" calcext:value-type="float">
            <text:p>0.014678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14691" calcext:value-type="float">
            <text:p>0.014691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14221" calcext:value-type="float">
            <text:p>0.014221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13768" calcext:value-type="float">
            <text:p>0.013768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13516" calcext:value-type="float">
            <text:p>0.013516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13642" calcext:value-type="float">
            <text:p>0.013642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14033" calcext:value-type="float">
            <text:p>0.014033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14371" calcext:value-type="float">
            <text:p>0.014371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14109" calcext:value-type="float">
            <text:p>0.014109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13239" calcext:value-type="float">
            <text:p>0.013239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12222" calcext:value-type="float">
            <text:p>0.012222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11376" calcext:value-type="float">
            <text:p>0.011376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10778" calcext:value-type="float">
            <text:p>0.010778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10312" calcext:value-type="float">
            <text:p>0.010312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09922" calcext:value-type="float">
            <text:p>0.009922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09416" calcext:value-type="float">
            <text:p>0.009416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08772" calcext:value-type="float">
            <text:p>0.008772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08318" calcext:value-type="float">
            <text:p>0.008318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08147" calcext:value-type="float">
            <text:p>0.008147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0787" calcext:value-type="float">
            <text:p>0.00787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07037" calcext:value-type="float">
            <text:p>0.00703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05866" calcext:value-type="float">
            <text:p>0.005866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05173" calcext:value-type="float">
            <text:p>0.005173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05137" calcext:value-type="float">
            <text:p>0.005137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05556" calcext:value-type="float">
            <text:p>0.005556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05991" calcext:value-type="float">
            <text:p>0.005991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06098" calcext:value-type="float">
            <text:p>0.006098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05686" calcext:value-type="float">
            <text:p>0.005686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04896" calcext:value-type="float">
            <text:p>0.004896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04351" calcext:value-type="float">
            <text:p>0.004351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04233" calcext:value-type="float">
            <text:p>0.004233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04845" calcext:value-type="float">
            <text:p>0.004845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05909" calcext:value-type="float">
            <text:p>0.005909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07409" calcext:value-type="float">
            <text:p>0.007409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08897" calcext:value-type="float">
            <text:p>0.008897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2403" calcext:value-type="float">
            <text:p>0.012403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14664" calcext:value-type="float">
            <text:p>0.014664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17599" calcext:value-type="float">
            <text:p>0.017599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21017" calcext:value-type="float">
            <text:p>0.021017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26071" calcext:value-type="float">
            <text:p>0.026071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32638" calcext:value-type="float">
            <text:p>0.032638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41482" calcext:value-type="float">
            <text:p>0.041482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52188" calcext:value-type="float">
            <text:p>0.052188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65051" calcext:value-type="float">
            <text:p>0.065051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81651" calcext:value-type="float">
            <text:p>0.081651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10121" calcext:value-type="float">
            <text:p>0.10121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127544" calcext:value-type="float">
            <text:p>0.127544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158661" calcext:value-type="float">
            <text:p>0.158661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196806" calcext:value-type="float">
            <text:p>0.196806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238749" calcext:value-type="float">
            <text:p>0.238749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285506" calcext:value-type="float">
            <text:p>0.285506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337046" calcext:value-type="float">
            <text:p>0.337046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392314" calcext:value-type="float">
            <text:p>0.392314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51053" calcext:value-type="float">
            <text:p>0.451053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511048" calcext:value-type="float">
            <text:p>0.511048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570891" calcext:value-type="float">
            <text:p>0.570891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629264" calcext:value-type="float">
            <text:p>0.629264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685061" calcext:value-type="float">
            <text:p>0.685061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738826" calcext:value-type="float">
            <text:p>0.738826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788785" calcext:value-type="float">
            <text:p>0.788785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8325" calcext:value-type="float">
            <text:p>0.8325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870356" calcext:value-type="float">
            <text:p>0.870356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901814" calcext:value-type="float">
            <text:p>0.901814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930417" calcext:value-type="float">
            <text:p>0.930417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952446" calcext:value-type="float">
            <text:p>0.952446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969879" calcext:value-type="float">
            <text:p>0.969879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981293" calcext:value-type="float">
            <text:p>0.981293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989985" calcext:value-type="float">
            <text:p>0.989985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995756" calcext:value-type="float">
            <text:p>0.995756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999044" calcext:value-type="float">
            <text:p>0.999044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997095" calcext:value-type="float">
            <text:p>0.997095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991316" calcext:value-type="float">
            <text:p>0.991316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982206" calcext:value-type="float">
            <text:p>0.982206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972031" calcext:value-type="float">
            <text:p>0.972031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960622" calcext:value-type="float">
            <text:p>0.960622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948995" calcext:value-type="float">
            <text:p>0.948995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936944" calcext:value-type="float">
            <text:p>0.936944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924497" calcext:value-type="float">
            <text:p>0.924497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91174" calcext:value-type="float">
            <text:p>0.91174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898942" calcext:value-type="float">
            <text:p>0.898942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886275" calcext:value-type="float">
            <text:p>0.886275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873805" calcext:value-type="float">
            <text:p>0.873805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861421" calcext:value-type="float">
            <text:p>0.861421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847352" calcext:value-type="float">
            <text:p>0.847352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83149" calcext:value-type="float">
            <text:p>0.83149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816019" calcext:value-type="float">
            <text:p>0.816019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803051" calcext:value-type="float">
            <text:p>0.803051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791097" calcext:value-type="float">
            <text:p>0.791097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777325" calcext:value-type="float">
            <text:p>0.777325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762648" calcext:value-type="float">
            <text:p>0.762648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749752" calcext:value-type="float">
            <text:p>0.749752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738611" calcext:value-type="float">
            <text:p>0.738611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726659" calcext:value-type="float">
            <text:p>0.726659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712718" calcext:value-type="float">
            <text:p>0.712718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697583" calcext:value-type="float">
            <text:p>0.697583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682584" calcext:value-type="float">
            <text:p>0.682584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668402" calcext:value-type="float">
            <text:p>0.668402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654965" calcext:value-type="float">
            <text:p>0.654965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642572" calcext:value-type="float">
            <text:p>0.642572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630556" calcext:value-type="float">
            <text:p>0.630556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619035" calcext:value-type="float">
            <text:p>0.619035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607697" calcext:value-type="float">
            <text:p>0.607697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596491" calcext:value-type="float">
            <text:p>0.596491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585284" calcext:value-type="float">
            <text:p>0.585284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573481" calcext:value-type="float">
            <text:p>0.573481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560621" calcext:value-type="float">
            <text:p>0.560621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547247" calcext:value-type="float">
            <text:p>0.547247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534651" calcext:value-type="float">
            <text:p>0.534651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52335" calcext:value-type="float">
            <text:p>0.52335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512886" calcext:value-type="float">
            <text:p>0.51288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502603" calcext:value-type="float">
            <text:p>0.502603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492735" calcext:value-type="float">
            <text:p>0.492735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483119" calcext:value-type="float">
            <text:p>0.483119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47298" calcext:value-type="float">
            <text:p>0.47298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462045" calcext:value-type="float">
            <text:p>0.462045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450274" calcext:value-type="float">
            <text:p>0.450274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438367" calcext:value-type="float">
            <text:p>0.438367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427853" calcext:value-type="float">
            <text:p>0.427853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418964" calcext:value-type="float">
            <text:p>0.418964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410566" calcext:value-type="float">
            <text:p>0.410566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400951" calcext:value-type="float">
            <text:p>0.400951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389639" calcext:value-type="float">
            <text:p>0.389639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377661" calcext:value-type="float">
            <text:p>0.377661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366154" calcext:value-type="float">
            <text:p>0.366154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355866" calcext:value-type="float">
            <text:p>0.355866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346915" calcext:value-type="float">
            <text:p>0.346915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338357" calcext:value-type="float">
            <text:p>0.338357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329963" calcext:value-type="float">
            <text:p>0.329963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321805" calcext:value-type="float">
            <text:p>0.321805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313369" calcext:value-type="float">
            <text:p>0.313369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304118" calcext:value-type="float">
            <text:p>0.304118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293979" calcext:value-type="float">
            <text:p>0.293979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283473" calcext:value-type="float">
            <text:p>0.283473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273975" calcext:value-type="float">
            <text:p>0.273975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266506" calcext:value-type="float">
            <text:p>0.266506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260266" calcext:value-type="float">
            <text:p>0.260266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253341" calcext:value-type="float">
            <text:p>0.253341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245554" calcext:value-type="float">
            <text:p>0.245554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238809" calcext:value-type="float">
            <text:p>0.238809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233533" calcext:value-type="float">
            <text:p>0.233533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228161" calcext:value-type="float">
            <text:p>0.228161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221788" calcext:value-type="float">
            <text:p>0.221788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215231" calcext:value-type="float">
            <text:p>0.215231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209026" calcext:value-type="float">
            <text:p>0.209026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202711" calcext:value-type="float">
            <text:p>0.202711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196212" calcext:value-type="float">
            <text:p>0.196212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190036" calcext:value-type="float">
            <text:p>0.190036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184363" calcext:value-type="float">
            <text:p>0.184363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178863" calcext:value-type="float">
            <text:p>0.178863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173384" calcext:value-type="float">
            <text:p>0.173384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168236" calcext:value-type="float">
            <text:p>0.168236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163651" calcext:value-type="float">
            <text:p>0.163651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159602" calcext:value-type="float">
            <text:p>0.159602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155482" calcext:value-type="float">
            <text:p>0.155482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150768" calcext:value-type="float">
            <text:p>0.150768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145988" calcext:value-type="float">
            <text:p>0.145988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142139" calcext:value-type="float">
            <text:p>0.142139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138704" calcext:value-type="float">
            <text:p>0.138704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13429" calcext:value-type="float">
            <text:p>0.13429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129076" calcext:value-type="float">
            <text:p>0.129076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124486" calcext:value-type="float">
            <text:p>0.124486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121125" calcext:value-type="float">
            <text:p>0.121125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118132" calcext:value-type="float">
            <text:p>0.118132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114682" calcext:value-type="float">
            <text:p>0.114682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110754" calcext:value-type="float">
            <text:p>0.110754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106817" calcext:value-type="float">
            <text:p>0.106817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103289" calcext:value-type="float">
            <text:p>0.103289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10055" calcext:value-type="float">
            <text:p>0.10055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98226" calcext:value-type="float">
            <text:p>0.098226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95586" calcext:value-type="float">
            <text:p>0.095586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92369" calcext:value-type="float">
            <text:p>0.092369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89565" calcext:value-type="float">
            <text:p>0.089565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87716" calcext:value-type="float">
            <text:p>0.087716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86306" calcext:value-type="float">
            <text:p>0.086306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84249" calcext:value-type="float">
            <text:p>0.084249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81456" calcext:value-type="float">
            <text:p>0.081456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78735" calcext:value-type="float">
            <text:p>0.078735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76671" calcext:value-type="float">
            <text:p>0.076671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75027" calcext:value-type="float">
            <text:p>0.075027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73057" calcext:value-type="float">
            <text:p>0.073057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70572" calcext:value-type="float">
            <text:p>0.070572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6821" calcext:value-type="float">
            <text:p>0.06821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66293" calcext:value-type="float">
            <text:p>0.066293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64429" calcext:value-type="float">
            <text:p>0.064429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62258" calcext:value-type="float">
            <text:p>0.062258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59887" calcext:value-type="float">
            <text:p>0.059887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57424" calcext:value-type="float">
            <text:p>0.057424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55059" calcext:value-type="float">
            <text:p>0.055059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53092" calcext:value-type="float">
            <text:p>0.053092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51533" calcext:value-type="float">
            <text:p>0.051533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50463" calcext:value-type="float">
            <text:p>0.050463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49537" calcext:value-type="float">
            <text:p>0.049537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48622" calcext:value-type="float">
            <text:p>0.048622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47251" calcext:value-type="float">
            <text:p>0.047251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45316" calcext:value-type="float">
            <text:p>0.045316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43394" calcext:value-type="float">
            <text:p>0.043394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41891" calcext:value-type="float">
            <text:p>0.041891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39761" calcext:value-type="float">
            <text:p>0.039761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36826" calcext:value-type="float">
            <text:p>0.036826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34274" calcext:value-type="float">
            <text:p>0.034274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33508" calcext:value-type="float">
            <text:p>0.033508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34472" calcext:value-type="float">
            <text:p>0.034472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35176" calcext:value-type="float">
            <text:p>0.035176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34964" calcext:value-type="float">
            <text:p>0.034964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33217" calcext:value-type="float">
            <text:p>0.033217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30583" calcext:value-type="float">
            <text:p>0.030583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27645" calcext:value-type="float">
            <text:p>0.027645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25081" calcext:value-type="float">
            <text:p>0.025081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2395" calcext:value-type="float">
            <text:p>0.02395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24101" calcext:value-type="float">
            <text:p>0.024101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25159" calcext:value-type="float">
            <text:p>0.025159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2502" calcext:value-type="float">
            <text:p>0.02502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23277" calcext:value-type="float">
            <text:p>0.023277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20774" calcext:value-type="float">
            <text:p>0.020774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18874" calcext:value-type="float">
            <text:p>0.018874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18821" calcext:value-type="float">
            <text:p>0.018821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19374" calcext:value-type="float">
            <text:p>0.019374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19773" calcext:value-type="float">
            <text:p>0.019773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19476" calcext:value-type="float">
            <text:p>0.019476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19022" calcext:value-type="float">
            <text:p>0.019022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17864" calcext:value-type="float">
            <text:p>0.017864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16405" calcext:value-type="float">
            <text:p>0.016405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16489" calcext:value-type="float">
            <text:p>0.016489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17649" calcext:value-type="float">
            <text:p>0.017649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17908" calcext:value-type="float">
            <text:p>0.017908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16933" calcext:value-type="float">
            <text:p>0.016933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16399" calcext:value-type="float">
            <text:p>0.016399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16093" calcext:value-type="float">
            <text:p>0.016093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1517" calcext:value-type="float">
            <text:p>0.01517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15314" calcext:value-type="float">
            <text:p>0.015314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16414" calcext:value-type="float">
            <text:p>0.016414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15667" calcext:value-type="float">
            <text:p>0.015667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13945" calcext:value-type="float">
            <text:p>0.013945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12179" calcext:value-type="float">
            <text:p>0.012179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1142" calcext:value-type="float">
            <text:p>0.01142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11262" calcext:value-type="float">
            <text:p>0.011262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11252" calcext:value-type="float">
            <text:p>0.011252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11461" calcext:value-type="float">
            <text:p>0.011461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11921" calcext:value-type="float">
            <text:p>0.011921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11632" calcext:value-type="float">
            <text:p>0.011632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10263" calcext:value-type="float">
            <text:p>0.010263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8484" calcext:value-type="float">
            <text:p>0.008484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745" calcext:value-type="float">
            <text:p>0.00745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8138" calcext:value-type="float">
            <text:p>0.008138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9012" calcext:value-type="float">
            <text:p>0.009012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9456" calcext:value-type="float">
            <text:p>0.009456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9412" calcext:value-type="float">
            <text:p>0.009412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9906" calcext:value-type="float">
            <text:p>0.009906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10683" calcext:value-type="float">
            <text:p>0.010683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11153" calcext:value-type="float">
            <text:p>0.011153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11153" calcext:value-type="float">
            <text:p>0.011153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11153" calcext:value-type="float">
            <text:p>0.011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25:58.940844120</dc:date>
    <meta:editing-duration>PT10M37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